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6"/>
    <style:style style:name="P4" style:family="paragraph" style:parent-style-name="Quotations" style:list-style-name="L3"/>
    <style:style style:name="P5" style:family="paragraph" style:parent-style-name="Quotations" style:list-style-name="L4"/>
    <style:style style:name="P6" style:family="paragraph" style:parent-style-name="Quotations" style:list-style-name="L5"/>
    <style:style style:name="P7" style:family="paragraph" style:parent-style-name="Quotations" style:list-style-name="L6"/>
    <style:style style:name="P8" style:family="paragraph" style:parent-style-name="Quotations" style:list-style-name="L7"/>
    <style:style style:name="P9" style:family="paragraph" style:parent-style-name="Quotations" style:list-style-name="L8"/>
    <style:style style:name="P10" style:family="paragraph" style:parent-style-name="Quotations" style:list-style-name="L9"/>
    <style:style style:name="P11" style:family="paragraph" style:parent-style-name="Quotations" style:list-style-name="L10"/>
    <style:style style:name="P12" style:family="paragraph" style:parent-style-name="Quotations" style:list-style-name="L11"/>
    <style:style style:name="P13" style:family="paragraph" style:parent-style-name="Quotations" style:list-style-name="L12"/>
    <style:style style:name="P14" style:family="paragraph" style:parent-style-name="Quotations" style:list-style-name="L13"/>
    <style:style style:name="P15" style:family="paragraph" style:parent-style-name="Quotations" style:list-style-name="L14"/>
    <style:style style:name="P16" style:family="paragraph" style:parent-style-name="Quotations" style:list-style-name="L15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68084504737655411" text:style-name="L1">
        <text:list-item>
          <text:p text:style-name="P1">We’re making a <text:span text:style-name="Strong_20_Emphasis">visual novel with dual modes</text:span>: <text:span text:style-name="Source_20_Text">Town</text:span> (slice-of-life, choices) and <text:span text:style-name="Source_20_Text">Dream</text:span> (surreal encounters, “combat” via choices).</text:p>
        </text:list-item>
        <text:list-item>
          <text:p text:style-name="P1"><text:span text:style-name="Strong_20_Emphasis">Art/music later, placeholders now.</text:span></text:p>
        </text:list-item>
        <text:list-item>
          <text:p text:style-name="P1">All systems live in <text:span text:style-name="Source_20_Text">.rpy</text:span> files (Python + Ren’Py script).</text:p>
        </text:list-item>
      </text:list>
      <text:p text:style-name="Horizontal_20_Line"/>
      <text:h text:style-name="Heading_20_2" text:outline-level="2">Overall Ren’Py File Layout (target)</text:h>
      <text:list xml:id="list5437443574501526667" text:style-name="L2">
        <text:list-item>
          <text:p text:style-name="P2"><text:span text:style-name="Source_20_Text">game/script.rpy</text:span> – entry point, main routes, high-level labels.</text:p>
        </text:list-item>
        <text:list-item>
          <text:p text:style-name="P2"><text:span text:style-name="Source_20_Text">game/arete.rpy</text:span> – Arete engine (5 domains, stats, Big Five, temperament, helpers). </text:p>
        </text:list-item>
        <text:list-item>
          <text:p text:style-name="P2"><text:span text:style-name="Source_20_Text">game/personality.rpy</text:span> – Big Five + astrology + Jung + adaptations/narrative identity shell. </text:p>
        </text:list-item>
        <text:list-item>
          <text:p text:style-name="P2"><text:span text:style-name="Source_20_Text">game/town.rpy</text:span> – Town scenes &amp; choice hooks.</text:p>
        </text:list-item>
        <text:list-item>
          <text:p text:style-name="P2"><text:span text:style-name="Source_20_Text">game/dream.rpy</text:span> – Dream scenes &amp; Nightmare encounters. </text:p>
        </text:list-item>
        <text:list-item>
          <text:p text:style-name="P2"><text:span text:style-name="Source_20_Text">game/events.rpy</text:span> – event/condition triggers.</text:p>
        </text:list-item>
        <text:list-item>
          <text:p text:style-name="P2"><text:span text:style-name="Source_20_Text">game/screens.rpy</text:span> – Arete HUD, debug panels, special UIs.</text:p>
        </text:list-item>
      </text:list>
      <text:p text:style-name="Text_20_body">Now the incremental steps.</text:p>
      <text:p text:style-name="Horizontal_20_Line"/>
      <text:h text:style-name="Heading_20_2" text:outline-level="2">Step 1 – Basic VN Skeleton with Town &amp; Dream Labels</text:h>
      <text:p text:style-name="Text_20_body"><text:span text:style-name="Strong_20_Emphasis">Goal:</text:span> Fresh TSUKIDERE Ren’Py project with core labels and a simple mode switch.</text:p>
      <text:p text:style-name="Text_20_body"><text:span text:style-name="Strong_20_Emphasis">Prompt for ChatGPT + Canvas:</text:span></text:p>
      <text:p text:style-name="Quotations">In a new Ren’Py project for a game called TSUKIDERE, create <text:span text:style-name="Source_20_Text">script.rpy</text:span> with:</text:p>
      <text:list xml:id="list3203509059665505455" text:style-name="L3">
        <text:list-item>
          <text:p text:style-name="P4">Characters (player “p”, narrator “n”, a placeholder NPC “f”).</text:p>
        </text:list-item>
        <text:list-item>
          <text:p text:style-name="P4">Labels: <text:span text:style-name="Source_20_Text">start</text:span>, <text:span text:style-name="Source_20_Text">town_hub</text:span>, <text:span text:style-name="Source_20_Text">dream_hub</text:span>.</text:p>
        </text:list-item>
        <text:list-item>
          <text:p text:style-name="P4">Flow: <text:span text:style-name="Source_20_Text">start</text:span> → short intro → jump to <text:span text:style-name="Source_20_Text">town_hub</text:span>. From <text:span text:style-name="Source_20_Text">town_hub</text:span>, a menu option “Go to sleep” jumps to <text:span text:style-name="Source_20_Text">dream_hub</text:span>, and from <text:span text:style-name="Source_20_Text">dream_hub</text:span> a menu option “Wake up” returns to <text:span text:style-name="Source_20_Text">town_hub</text:span>.<text:line-break/>Use very simple placeholder dialogue and no custom screens yet. Show full <text:span text:style-name="Source_20_Text">script.rpy</text:span>.</text:p>
        </text:list-item>
      </text:list>
      <text:p text:style-name="Horizontal_20_Line"/>
      <text:h text:style-name="Heading_20_2" text:outline-level="2">Step 2 – Core Arete State (5 Domains) + Simple Update Function</text:h>
      <text:p text:style-name="Text_20_body"><text:span text:style-name="Strong_20_Emphasis">Goal:</text:span> Implement the 5 Arete sliders as global state and a helper to nudge them. </text:p>
      <text:p text:style-name="Text_20_body"><text:soft-page-break/><text:span text:style-name="Strong_20_Emphasis">Prompt:</text:span></text:p>
      <text:p text:style-name="Quotations">Add a new file <text:span text:style-name="Source_20_Text">arete.rpy</text:span> with:</text:p>
      <text:list xml:id="list5821672698687094641" text:style-name="L4">
        <text:list-item>
          <text:p text:style-name="P5"><text:span text:style-name="Source_20_Text">default arete = { "Physical": 0, "Psychological": 0, "Social": 0, "Emotional": 0, "Spiritual": 0 }</text:span> (values in -100..100).</text:p>
        </text:list-item>
        <text:list-item>
          <text:p text:style-name="P5">A Python function <text:span text:style-name="Source_20_Text">change_arete(deltas)</text:span> where <text:span text:style-name="Source_20_Text">deltas</text:span> is a list of <text:span text:style-name="Source_20_Text">(domain, amount)</text:span> tuples. It:</text:p>
          <text:list>
            <text:list-item>
              <text:p text:style-name="P5">Adds each amount to the domain.</text:p>
            </text:list-item>
            <text:list-item>
              <text:p text:style-name="P5">Clamps to [-100, 100].</text:p>
            </text:list-item>
          </text:list>
        </text:list-item>
        <text:list-item>
          <text:p text:style-name="P5">A helper <text:span text:style-name="Source_20_Text">get_arete(domain)</text:span> returning the current value.<text:line-break/>Then, in <text:span text:style-name="Source_20_Text">script.rpy</text:span>, add one choice in <text:span text:style-name="Source_20_Text">town_hub</text:span> that calls <text:span text:style-name="Source_20_Text">change_arete([("Physical", 5)])</text:span> and one that calls <text:span text:style-name="Source_20_Text">change_arete([("Physical", -5)])</text:span> and prints the new Physical value with <text:span text:style-name="Source_20_Text">n "[arete['Physical']]"</text:span>.</text:p>
        </text:list-item>
      </text:list>
      <text:p text:style-name="Horizontal_20_Line"/>
      <text:h text:style-name="Heading_20_2" text:outline-level="2">Step 3 – Ousia Eaftos Stats Derived From Arete</text:h>
      <text:p text:style-name="Text_20_body"><text:span text:style-name="Strong_20_Emphasis">Goal:</text:span> Add the fine-grained stats and automatic derivation from Arete. </text:p>
      <text:p text:style-name="Text_20_body"><text:span text:style-name="Strong_20_Emphasis">Prompt:</text:span></text:p>
      <text:p text:style-name="Quotations">Extend <text:span text:style-name="Source_20_Text">arete.rpy</text:span>:</text:p>
      <text:list xml:id="list8612713650513012083" text:style-name="L5">
        <text:list-item>
          <text:p text:style-name="P6">Add <text:span text:style-name="Source_20_Text">default ousia = { "Physical": {"Brawn": 5, "Fortitude": 5, "Finesse": 5, "Dexterity": 5, "Constitution": 5}, "Psychological": {...}, "Social": {...}, "Emotional": {...}, "Spiritual": {...} }</text:span> using the stat names from my Arete doc.</text:p>
        </text:list-item>
        <text:list-item>
          <text:p text:style-name="P6">Add a function <text:span text:style-name="Source_20_Text">recompute_ousia()</text:span> that:</text:p>
          <text:list>
            <text:list-item>
              <text:p text:style-name="P6">For each domain, computes <text:span text:style-name="Source_20_Text">domain_mod = int(arete[domain] / 20)</text:span> (i.e. floor).</text:p>
            </text:list-item>
            <text:list-item>
              <text:p text:style-name="P6">Applies this modifier to each stat in that domain, clamped to 1..10.</text:p>
            </text:list-item>
          </text:list>
        </text:list-item>
        <text:list-item>
          <text:p text:style-name="P6">Make <text:span text:style-name="Source_20_Text">change_arete</text:span> call <text:span text:style-name="Source_20_Text">recompute_ousia()</text:span> after updating the sliders.</text:p>
        </text:list-item>
        <text:list-item>
          <text:p text:style-name="P6">Add a debug function <text:span text:style-name="Source_20_Text">print_ousia()</text:span> that logs key stats to the console.<text:line-break/><text:soft-page-break/>Then insert one debug menu choice somewhere (e.g., in <text:span text:style-name="Source_20_Text">town_hub</text:span>) that calls <text:span text:style-name="Source_20_Text">print_ousia()</text:span>.</text:p>
        </text:list-item>
      </text:list>
      <text:p text:style-name="Horizontal_20_Line"/>
      <text:h text:style-name="Heading_20_2" text:outline-level="2">Step 4 – Tagging Choices With Arete Deltas</text:h>
      <text:p text:style-name="Text_20_body"><text:span text:style-name="Strong_20_Emphasis">Goal:</text:span> Standardize how dialogue choices affect Arete. </text:p>
      <text:p text:style-name="Text_20_body"><text:span text:style-name="Strong_20_Emphasis">Prompt:</text:span></text:p>
      <text:p text:style-name="Quotations">Add a small helper in <text:span text:style-name="Source_20_Text">arete.rpy</text:span>:</text:p>
      <text:list xml:id="list1370374107423913121" text:style-name="L6">
        <text:list-item>
          <text:p text:style-name="P7">A function <text:span text:style-name="Source_20_Text">apply_tagged_choice(tag_id)</text:span> that looks up Arete deltas in a dictionary and calls <text:span text:style-name="Source_20_Text">change_arete</text:span>.</text:p>
          <text:list>
            <text:list-item>
              <text:p text:style-name="P7"><text:span text:style-name="Source_20_Text">default choice_tags = { "comfort_friend": [("Emotional", 2), ("Social", 1)], "brush_off_friend": [("Emotional", -2), ("Social", -2)] }</text:span>.<text:line-break/>Then, in <text:span text:style-name="Source_20_Text">town.rpy</text:span> (create this file if needed), move the “friend” scene into its own label, with a menu:</text:p>
            </text:list-item>
          </text:list>
        </text:list-item>
        <text:list-item>
          <text:p text:style-name="P7">“Comfort them” → calls <text:span text:style-name="Source_20_Text">apply_tagged_choice("comfort_friend")</text:span></text:p>
        </text:list-item>
        <text:list-item>
          <text:p text:style-name="P7">“Brush them off” → calls <text:span text:style-name="Source_20_Text">apply_tagged_choice("brush_off_friend")</text:span><text:line-break/>Hook this label from <text:span text:style-name="Source_20_Text">town_hub</text:span> in <text:span text:style-name="Source_20_Text">script.rpy</text:span>. Show the updated files.</text:p>
        </text:list-item>
      </text:list>
      <text:p text:style-name="Horizontal_20_Line"/>
      <text:h text:style-name="Heading_20_2" text:outline-level="2">Step 5 – Arete HUD Screen (Player-Facing Simplicity)</text:h>
      <text:p text:style-name="Text_20_body"><text:span text:style-name="Strong_20_Emphasis">Goal:</text:span> Simple on-screen HUD showing the 5 domains and one or two stats. </text:p>
      <text:p text:style-name="Text_20_body"><text:span text:style-name="Strong_20_Emphasis">Prompt:</text:span></text:p>
      <text:p text:style-name="Quotations">In <text:span text:style-name="Source_20_Text">screens.rpy</text:span>, define a <text:span text:style-name="Source_20_Text">screen arete_hud()</text:span> that:</text:p>
      <text:list xml:id="list8731410272639975167" text:style-name="L7">
        <text:list-item>
          <text:p text:style-name="P8">Draws a small translucent box in a corner.</text:p>
        </text:list-item>
        <text:list-item>
          <text:p text:style-name="P8">Lists the 5 Arete domains and their integer values.</text:p>
        </text:list-item>
        <text:list-item>
          <text:p text:style-name="P8">Also shows a few key stats from <text:span text:style-name="Source_20_Text">ousia</text:span> (e.g. Physical Brawn, Emotional Empathy).<text:line-break/>Then, in <text:span text:style-name="Source_20_Text">script.rpy</text:span>, add <text:span text:style-name="Source_20_Text">call screen arete_hud</text:span> to <text:span text:style-name="Source_20_Text">config.overlay_screens</text:span> so it appears during gameplay. Use simple text and boxes only.</text:p>
        </text:list-item>
      </text:list>
      <text:p text:style-name="Horizontal_20_Line"><text:soft-page-break/></text:p>
      <text:h text:style-name="Heading_20_2" text:outline-level="2">Step 6 – Basic Dream Encounter That Reads Ousia</text:h>
      <text:p text:style-name="Text_20_body"><text:span text:style-name="Strong_20_Emphasis">Goal:</text:span> First “Nightmare” scene that uses stats (even if combat is just dialogue outcomes). </text:p>
      <text:p text:style-name="Text_20_body"><text:span text:style-name="Strong_20_Emphasis">Prompt:</text:span></text:p>
      <text:p text:style-name="Quotations">Create <text:span text:style-name="Source_20_Text">dream.rpy</text:span>:</text:p>
      <text:list xml:id="list6524553148161846836" text:style-name="L8">
        <text:list-item>
          <text:p text:style-name="P9">Add label <text:span text:style-name="Source_20_Text">dream_encounter_test</text:span>.</text:p>
        </text:list-item>
        <text:list-item>
          <text:p text:style-name="P9">In it, describe a simple Nightmare (“phone demon”) and show a menu:</text:p>
          <text:list>
            <text:list-item>
              <text:p text:style-name="P9">Option A “Face it head-on” → outcome depends on Physical Brawn (e.g. if <text:span text:style-name="Source_20_Text">ousia["Physical"]["Brawn"] &gt;= 7</text:span>, success text; else failure text).</text:p>
            </text:list-item>
            <text:list-item>
              <text:p text:style-name="P9">Option B “Talk it down” → outcome depends on Emotional Empathy (similar check).<text:line-break/>Make each branch still call one or more <text:span text:style-name="Source_20_Text">apply_tagged_choice</text:span> entries (e.g. bravery vs avoidance). At the end, return to <text:span text:style-name="Source_20_Text">dream_hub</text:span>. From <text:span text:style-name="Source_20_Text">dream_hub</text:span> in <text:span text:style-name="Source_20_Text">script.rpy</text:span>, add an option to jump to <text:span text:style-name="Source_20_Text">dream_encounter_test</text:span>.</text:p>
            </text:list-item>
          </text:list>
        </text:list-item>
      </text:list>
      <text:p text:style-name="Horizontal_20_Line"/>
      <text:h text:style-name="Heading_20_2" text:outline-level="2">Step 7 – Big Five Profile Derived From Arete</text:h>
      <text:p text:style-name="Text_20_body"><text:span text:style-name="Strong_20_Emphasis">Goal:</text:span> Implement the derived Big Five layer and expose it in a debug screen. </text:p>
      <text:p text:style-name="Text_20_body"><text:span text:style-name="Strong_20_Emphasis">Prompt:</text:span></text:p>
      <text:p text:style-name="Quotations">Add a new file <text:span text:style-name="Source_20_Text">personality.rpy</text:span>:</text:p>
      <text:list xml:id="list2262330083648941736" text:style-name="L9">
        <text:list-item>
          <text:p text:style-name="P10"><text:span text:style-name="Source_20_Text">default big_five = { "Openness": 50, "Conscientiousness": 50, "Extraversion": 50, "Agreeableness": 50, "Neuroticism": 50 }</text:span>.</text:p>
        </text:list-item>
        <text:list-item>
          <text:p text:style-name="P10">A function <text:span text:style-name="Source_20_Text">recompute_big_five()</text:span> that maps:</text:p>
          <text:list>
            <text:list-item>
              <text:p text:style-name="P10">Physical → Conscientiousness</text:p>
            </text:list-item>
            <text:list-item>
              <text:p text:style-name="P10">Psychological → Openness</text:p>
            </text:list-item>
            <text:list-item>
              <text:p text:style-name="P10">Social → Extraversion</text:p>
            </text:list-item>
            <text:list-item>
              <text:p text:style-name="P10">Emotional → Agreeableness</text:p>
            </text:list-item>
            <text:list-item>
              <text:p text:style-name="P10"><text:soft-page-break/>Spiritual → inverse Neuroticism (high Spiritual Arete = low Neuroticism).<text:line-break/>Suggest a linear mapping from [-100, 100] to [0, 100].</text:p>
            </text:list-item>
          </text:list>
        </text:list-item>
        <text:list-item>
          <text:p text:style-name="P10">Call <text:span text:style-name="Source_20_Text">recompute_big_five()</text:span> at the end of <text:span text:style-name="Source_20_Text">recompute_ousia()</text:span>.<text:line-break/>In <text:span text:style-name="Source_20_Text">screens.rpy</text:span>, add a simple <text:span text:style-name="Source_20_Text">screen big_five_debug()</text:span> toggled by a key (e.g. “b”) that shows the Big Five values.</text:p>
        </text:list-item>
      </text:list>
      <text:p text:style-name="Horizontal_20_Line"/>
      <text:h text:style-name="Heading_20_2" text:outline-level="2">Step 8 – Temperament &amp; Adaptations Shell</text:h>
      <text:p text:style-name="Text_20_body"><text:span text:style-name="Strong_20_Emphasis">Goal:</text:span> Add Approach/Avoidance temperament and a basic adaptation unlock mechanism. </text:p>
      <text:p text:style-name="Text_20_body"><text:span text:style-name="Strong_20_Emphasis">Prompt:</text:span></text:p>
      <text:p text:style-name="Quotations">Extend <text:span text:style-name="Source_20_Text">personality.rpy</text:span>:</text:p>
      <text:list xml:id="list8099948746243236397" text:style-name="L10">
        <text:list-item>
          <text:p text:style-name="P11"><text:span text:style-name="Source_20_Text">default temperament = { "approach": 50, "avoidance": 50 }</text:span>.</text:p>
        </text:list-item>
        <text:list-item>
          <text:p text:style-name="P11">Modify <text:span text:style-name="Source_20_Text">change_arete</text:span> so before applying each delta it passes through a helper <text:span text:style-name="Source_20_Text">scaled_delta(domain, amount)</text:span> that:</text:p>
          <text:list>
            <text:list-item>
              <text:p text:style-name="P11">For now, if amount &gt; 0 and temperament["approach"] &gt; 60, slightly increase positive deltas (+1 when &gt;=60).</text:p>
            </text:list-item>
            <text:list-item>
              <text:p text:style-name="P11">If amount &lt; 0 and temperament["avoidance"] &gt; 60, slightly increase negative deltas (-1 when &gt;=60).</text:p>
            </text:list-item>
          </text:list>
        </text:list-item>
        <text:list-item>
          <text:p text:style-name="P11">Add <text:span text:style-name="Source_20_Text">default adaptations = set()</text:span> and a function <text:span text:style-name="Source_20_Text">check_adaptations()</text:span> that:</text:p>
          <text:list>
            <text:list-item>
              <text:p text:style-name="P11">If Social ≤ -40 and Emotional ≤ -20 and the player has chosen “brush_off_friend” 3+ times, adds <text:span text:style-name="Source_20_Text">"emotional_avoidance"</text:span> to <text:span text:style-name="Source_20_Text">adaptations</text:span>.<text:line-break/>Call <text:span text:style-name="Source_20_Text">check_adaptations()</text:span> at the end of <text:span text:style-name="Source_20_Text">change_arete()</text:span>. Add a debug line somewhere to show when <text:span text:style-name="Source_20_Text">"emotional_avoidance"</text:span> is unlocked.</text:p>
            </text:list-item>
          </text:list>
        </text:list-item>
      </text:list>
      <text:p text:style-name="Horizontal_20_Line"/>
      <text:h text:style-name="Heading_20_2" text:outline-level="2">Step 9 – Narrative Identity Log</text:h>
      <text:p text:style-name="Text_20_body"><text:span text:style-name="Strong_20_Emphasis">Goal:</text:span> Start logging major Arete-affecting choices for later endings. </text:p>
      <text:p text:style-name="Text_20_body"><text:span text:style-name="Strong_20_Emphasis">Prompt:</text:span></text:p>
      <text:p text:style-name="Quotations">In <text:span text:style-name="Source_20_Text">personality.rpy</text:span>, add:</text:p>
      <text:list xml:id="list6024557251168849845" text:style-name="L11">
        <text:list-item>
          <text:p text:style-name="P12"><text:soft-page-break/><text:span text:style-name="Source_20_Text">default narrative_log = []</text:span>.</text:p>
        </text:list-item>
        <text:list-item>
          <text:p text:style-name="P12">A helper <text:span text:style-name="Source_20_Text">log_choice(event_id, summary)</text:span> that appends a dict like <text:span text:style-name="Source_20_Text">{ "event": event_id, "summary": summary, "arete_snapshot": arete.copy() }</text:span>.<text:line-break/>Modify <text:span text:style-name="Source_20_Text">apply_tagged_choice(tag_id)</text:span> so that after applying deltas it calls <text:span text:style-name="Source_20_Text">log_choice(tag_id, "Short human-readable description")</text:span>.<text:line-break/>Also create a function <text:span text:style-name="Source_20_Text">summarize_identity()</text:span> that:</text:p>
        </text:list-item>
        <text:list-item>
          <text:p text:style-name="P12">Looks over <text:span text:style-name="Source_20_Text">narrative_log</text:span> and returns a short text category like <text:span text:style-name="Source_20_Text">"martyr"</text:span>, <text:span text:style-name="Source_20_Text">"avoidant"</text:span>, <text:span text:style-name="Source_20_Text">"seeker"</text:span> based on counts of certain tags (stub simple logic for now).<text:line-break/>Create a debug label <text:span text:style-name="Source_20_Text">identity_test</text:span> that prints <text:span text:style-name="Source_20_Text">summarize_identity()</text:span>.</text:p>
        </text:list-item>
      </text:list>
      <text:p text:style-name="Horizontal_20_Line"/>
      <text:h text:style-name="Heading_20_2" text:outline-level="2">Step 10 – Town &amp; Dream Event Conditions Reacting to Arete</text:h>
      <text:p text:style-name="Text_20_body"><text:span text:style-name="Strong_20_Emphasis">Goal:</text:span> Simple event system to gate scenes based on Arete/Big Five. </text:p>
      <text:p text:style-name="Text_20_body"><text:span text:style-name="Strong_20_Emphasis">Prompt:</text:span></text:p>
      <text:p text:style-name="Quotations">Add <text:span text:style-name="Source_20_Text">events.rpy</text:span>:</text:p>
      <text:list xml:id="list3398652378747571613" text:style-name="L12">
        <text:list-item>
          <text:p text:style-name="P13">Define a function <text:span text:style-name="Source_20_Text">should_trigger_event(event_id)</text:span> that checks conditions using <text:span text:style-name="Source_20_Text">arete</text:span>, <text:span text:style-name="Source_20_Text">big_five</text:span>, <text:span text:style-name="Source_20_Text">adaptations</text:span>, etc.</text:p>
          <text:list>
            <text:list-item>
              <text:p text:style-name="P13">Example: event <text:span text:style-name="Source_20_Text">"exhaustion_scene"</text:span> triggers when Physical ≤ -40 and not yet seen.</text:p>
            </text:list-item>
          </text:list>
        </text:list-item>
        <text:list-item>
          <text:p text:style-name="P13">Use persistent sets or simple globals to mark events as seen.<text:line-break/>In <text:span text:style-name="Source_20_Text">town.rpy</text:span> and <text:span text:style-name="Source_20_Text">dream.rpy</text:span>, before normal menus, add checks that:</text:p>
        </text:list-item>
        <text:list-item>
          <text:p text:style-name="P13">If <text:span text:style-name="Source_20_Text">should_trigger_event("exhaustion_scene")</text:span> is true in Town, jump to a short exhaustion dialogue label, then mark it as seen.</text:p>
        </text:list-item>
        <text:list-item>
          <text:p text:style-name="P13">Add one Dream event that only appears if Emotional ≥ +40 (courage/resolve scene).<text:line-break/>Show the new file and how you hook it into Town and Dream.</text:p>
        </text:list-item>
      </text:list>
      <text:p text:style-name="Horizontal_20_Line"/>
      <text:h text:style-name="Heading_20_2" text:outline-level="2">Step 11 – Ending Framework Based on Narrative Identity</text:h>
      <text:p text:style-name="Text_20_body"><text:span text:style-name="Strong_20_Emphasis">Goal:</text:span> Skeleton for multiple endings driven by Arete history. </text:p>
      <text:p text:style-name="Text_20_body"><text:span text:style-name="Strong_20_Emphasis">Prompt:</text:span></text:p>
      <text:p text:style-name="Quotations">In <text:span text:style-name="Source_20_Text">script.rpy</text:span>, add a label <text:span text:style-name="Source_20_Text">ending_router</text:span> that:</text:p>
      <text:list xml:id="list8188171073228289900" text:style-name="L13">
        <text:list-item>
          <text:p text:style-name="P14"><text:soft-page-break/>Calls <text:span text:style-name="Source_20_Text">summarize_identity()</text:span> and branches to labels like <text:span text:style-name="Source_20_Text">ending_martyr</text:span>, <text:span text:style-name="Source_20_Text">ending_avoidant</text:span>, <text:span text:style-name="Source_20_Text">ending_seeker</text:span>, plus a neutral <text:span text:style-name="Source_20_Text">ending_default</text:span>.</text:p>
        </text:list-item>
        <text:list-item>
          <text:p text:style-name="P14">Each ending label shows simple placeholder text for now.<text:line-break/>Make sure there is at least one way to reach <text:span text:style-name="Source_20_Text">ending_router</text:span> from Town/Dream (e.g., a “final day” label you can jump to for testing).</text:p>
        </text:list-item>
      </text:list>
      <text:p text:style-name="Horizontal_20_Line"/>
      <text:h text:style-name="Heading_20_2" text:outline-level="2">Step 12 – Internal Debug / Playtest Tools</text:h>
      <text:p text:style-name="Text_20_body"><text:span text:style-name="Strong_20_Emphasis">Goal:</text:span> Let you quickly explore branches and tweak Arete. </text:p>
      <text:p text:style-name="Text_20_body"><text:span text:style-name="Strong_20_Emphasis">Prompt:</text:span></text:p>
      <text:p text:style-name="Quotations">In <text:span text:style-name="Source_20_Text">screens.rpy</text:span>, add a <text:span text:style-name="Source_20_Text">screen debug_panel()</text:span>:</text:p>
      <text:list xml:id="list6152318236385708336" text:style-name="L14">
        <text:list-item>
          <text:p text:style-name="P15">Toggled by a key (e.g. “d”).</text:p>
        </text:list-item>
        <text:list-item>
          <text:p text:style-name="P15">Contains sliders or buttons to adjust each Arete domain by ±10.</text:p>
        </text:list-item>
        <text:list-item>
          <text:p text:style-name="P15">Buttons to jump to <text:span text:style-name="Source_20_Text">town_hub</text:span>, <text:span text:style-name="Source_20_Text">dream_hub</text:span>, <text:span text:style-name="Source_20_Text">dream_encounter_test</text:span>, and <text:span text:style-name="Source_20_Text">ending_router</text:span>.<text:line-break/>Add this to <text:span text:style-name="Source_20_Text">config.overlay_screens</text:span> as well.<text:line-break/>Mark it clearly in comments as DEBUG ONLY.</text:p>
        </text:list-item>
      </text:list>
      <text:p text:style-name="Horizontal_20_Line"/>
      <text:h text:style-name="Heading_20_2" text:outline-level="2">Step 13 – Content Expansion Loop</text:h>
      <text:p text:style-name="Text_20_body"><text:span text:style-name="Strong_20_Emphasis">Goal:</text:span> Use the systems to add real scenes without breaking structure.</text:p>
      <text:p text:style-name="Text_20_body"><text:span text:style-name="Strong_20_Emphasis">Prompt (reusable pattern):</text:span></text:p>
      <text:p text:style-name="Quotations">Using the existing Arete, personality, and event systems in the TSUKIDERE Ren’Py project, add one new Town scene and one new Dream encounter that:</text:p>
      <text:list xml:id="list7221036378288083012" text:style-name="L15">
        <text:list-item>
          <text:p text:style-name="P16">Each important choice is wired through <text:span text:style-name="Source_20_Text">apply_tagged_choice</text:span> with appropriate domain deltas.</text:p>
        </text:list-item>
        <text:list-item>
          <text:p text:style-name="P16">At least one choice is gated by Big Five (e.g., high Agreeableness shows an extra empathetic option).</text:p>
        </text:list-item>
        <text:list-item>
          <text:p text:style-name="P16">Each scene calls <text:span text:style-name="Source_20_Text">log_choice</text:span> implicitly via tagged choices and may unlock or reference an adaptation if conditions are met.<text:line-break/>Follow the existing file structure (Town scenes in <text:span text:style-name="Source_20_Text">town.rpy</text:span>, Dream scenes in <text:span text:style-name="Source_20_Text">dream.rpy</text:span>), and show only the new labels and any updated tag defini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6T23:47:33.37</meta:creation-date>
    <meta:document-statistic meta:table-count="0" meta:image-count="0" meta:object-count="0" meta:page-count="7" meta:paragraph-count="119" meta:word-count="1455" meta:character-count="9334"/>
    <dc:date>2025-11-06T23:47:55.68</dc:date>
    <dc:creator>Bellatrix </dc:creator>
    <meta:editing-duration>PT22S</meta:editing-duration>
    <meta:editing-cycles>1</meta:editing-cycles>
    <meta:generator>OpenOffice/4.1.15$Win32 OpenOffice.org_project/4115m2$Build-9813</meta:generator>
  </office:meta>
</office:document-meta>
</file>